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625in" fo:margin-left="0.0354in" table:align="left"/>
    </style:style>
    <style:style style:name="Table1.A" style:family="table-column">
      <style:table-column-properties style:column-width="3.3125in"/>
    </style:style>
    <style:style style:name="Table1.B" style:family="table-column">
      <style:table-column-properties style:column-width="3.3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3.3465in" style:rel-column-width="32767*"/>
    </style:style>
    <style:style style:name="Table5.B" style:family="table-column">
      <style:table-column-properties style:column-width="3.3465in" style:rel-column-width="3276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3.3465in" style:rel-column-width="32767*"/>
    </style:style>
    <style:style style:name="Table6.B" style:family="table-column">
      <style:table-column-properties style:column-width="3.3465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3.3465in" style:rel-column-width="32767*"/>
    </style:style>
    <style:style style:name="Table7.B" style:family="table-column">
      <style:table-column-properties style:column-width="3.3465in" style:rel-column-width="32768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3.3465in" style:rel-column-width="32767*"/>
    </style:style>
    <style:style style:name="Table8.B" style:family="table-column">
      <style:table-column-properties style:column-width="3.3465in" style:rel-column-width="32768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79in" fo:margin-left="0in" table:align="left"/>
    </style:style>
    <style:style style:name="Table9.A" style:family="table-column">
      <style:table-column-properties style:column-width="3.3465in"/>
    </style:style>
    <style:style style:name="Table9.B" style:family="table-column">
      <style:table-column-properties style:column-width="3.3514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3.3465in" style:rel-column-width="32767*"/>
    </style:style>
    <style:style style:name="Table10.B" style:family="table-column">
      <style:table-column-properties style:column-width="3.3465in" style:rel-column-width="32768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4" style:family="table-row">
      <style:table-row-properties style:min-row-height="1.4736in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3.3465in" style:rel-column-width="32767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8d081" officeooo:paragraph-rsid="0018d081"/>
    </style:style>
    <style:style style:name="P2" style:family="paragraph" style:parent-style-name="Table_20_Contents">
      <style:text-properties officeooo:rsid="001b890f" officeooo:paragraph-rsid="001b890f"/>
    </style:style>
    <style:style style:name="P3" style:family="paragraph" style:parent-style-name="Table_20_Contents">
      <style:text-properties officeooo:rsid="001c46c6" officeooo:paragraph-rsid="001c46c6"/>
    </style:style>
    <style:style style:name="P4" style:family="paragraph" style:parent-style-name="Table_20_Contents">
      <style:text-properties officeooo:rsid="001d1c04" officeooo:paragraph-rsid="001d1c04"/>
    </style:style>
    <style:style style:name="P5" style:family="paragraph" style:parent-style-name="Text_20_body">
      <style:paragraph-properties fo:text-align="center" style:justify-single-word="false"/>
      <style:text-properties fo:font-size="13pt" style:text-underline-style="solid" style:text-underline-width="auto" style:text-underline-color="font-color" fo:font-weight="bold" officeooo:rsid="00304bf3" officeooo:paragraph-rsid="00304bf3" style:font-size-asian="13pt" style:font-weight-asian="bold" style:font-size-complex="13pt" style:font-weight-complex="bold"/>
    </style:style>
    <style:style style:name="P6" style:family="paragraph" style:parent-style-name="Table_20_Contents">
      <style:text-properties officeooo:rsid="001d9236" officeooo:paragraph-rsid="001d9236"/>
    </style:style>
    <style:style style:name="P7" style:family="paragraph" style:parent-style-name="Table_20_Contents">
      <style:text-properties officeooo:rsid="001d9236" officeooo:paragraph-rsid="0027299b"/>
    </style:style>
    <style:style style:name="P8" style:family="paragraph" style:parent-style-name="Table_20_Contents">
      <style:text-properties officeooo:rsid="001e359d" officeooo:paragraph-rsid="001e359d"/>
    </style:style>
    <style:style style:name="P9" style:family="paragraph" style:parent-style-name="Table_20_Contents">
      <style:text-properties officeooo:rsid="001e5df2" officeooo:paragraph-rsid="001e5df2"/>
    </style:style>
    <style:style style:name="P10" style:family="paragraph" style:parent-style-name="Table_20_Contents">
      <style:text-properties officeooo:rsid="001ed473" officeooo:paragraph-rsid="001ed473"/>
    </style:style>
    <style:style style:name="P11" style:family="paragraph" style:parent-style-name="Table_20_Contents">
      <style:text-properties officeooo:rsid="0018d081" officeooo:paragraph-rsid="001ed473"/>
    </style:style>
    <style:style style:name="P12" style:family="paragraph" style:parent-style-name="Table_20_Contents">
      <style:text-properties officeooo:rsid="00207d10" officeooo:paragraph-rsid="00207d10"/>
    </style:style>
    <style:style style:name="P13" style:family="paragraph" style:parent-style-name="Table_20_Contents">
      <style:text-properties officeooo:rsid="002233c9" officeooo:paragraph-rsid="002233c9"/>
    </style:style>
    <style:style style:name="P14" style:family="paragraph" style:parent-style-name="Table_20_Contents">
      <style:text-properties officeooo:rsid="00233356" officeooo:paragraph-rsid="00233356"/>
    </style:style>
    <style:style style:name="P15" style:family="paragraph" style:parent-style-name="Table_20_Contents">
      <style:text-properties officeooo:rsid="0024699e" officeooo:paragraph-rsid="0024699e"/>
    </style:style>
    <style:style style:name="P16" style:family="paragraph" style:parent-style-name="Table_20_Contents">
      <style:text-properties officeooo:rsid="0025bc7e" officeooo:paragraph-rsid="0025bc7e"/>
    </style:style>
    <style:style style:name="P17" style:family="paragraph" style:parent-style-name="Table_20_Contents">
      <style:text-properties officeooo:rsid="001c46c6" officeooo:paragraph-rsid="002b7e35"/>
    </style:style>
    <style:style style:name="P18" style:family="paragraph" style:parent-style-name="Table_20_Contents">
      <style:text-properties officeooo:rsid="0027299b" officeooo:paragraph-rsid="0027299b"/>
    </style:style>
    <style:style style:name="P19" style:family="paragraph" style:parent-style-name="Table_20_Contents">
      <style:text-properties officeooo:rsid="002924a2" officeooo:paragraph-rsid="002924a2"/>
    </style:style>
    <style:style style:name="P20" style:family="paragraph" style:parent-style-name="Table_20_Contents">
      <style:text-properties officeooo:rsid="002a4804" officeooo:paragraph-rsid="002a4804"/>
    </style:style>
    <style:style style:name="P21" style:family="paragraph" style:parent-style-name="Table_20_Contents">
      <style:text-properties officeooo:rsid="002b7e35" officeooo:paragraph-rsid="002b7e35"/>
    </style:style>
    <style:style style:name="P22" style:family="paragraph" style:parent-style-name="Table_20_Contents">
      <style:text-properties officeooo:rsid="002d258a" officeooo:paragraph-rsid="002d258a"/>
    </style:style>
    <style:style style:name="P23" style:family="paragraph" style:parent-style-name="Table_20_Contents">
      <style:text-properties officeooo:rsid="002d258a" officeooo:paragraph-rsid="00304bf3"/>
    </style:style>
    <style:style style:name="P24" style:family="paragraph" style:parent-style-name="Table_20_Contents">
      <style:text-properties officeooo:rsid="002d258a" officeooo:paragraph-rsid="00313218"/>
    </style:style>
    <style:style style:name="P25" style:family="paragraph" style:parent-style-name="Table_20_Contents">
      <style:text-properties officeooo:rsid="002e8f83" officeooo:paragraph-rsid="002e8f83"/>
    </style:style>
    <style:style style:name="P26" style:family="paragraph" style:parent-style-name="Table_20_Contents">
      <style:text-properties officeooo:rsid="00304bf3" officeooo:paragraph-rsid="00304bf3"/>
    </style:style>
    <style:style style:name="P27" style:family="paragraph" style:parent-style-name="Table_20_Contents">
      <style:text-properties officeooo:rsid="00313218" officeooo:paragraph-rsid="00313218"/>
    </style:style>
    <style:style style:name="T1" style:family="text">
      <style:text-properties officeooo:rsid="001b890f"/>
    </style:style>
    <style:style style:name="T2" style:family="text">
      <style:text-properties officeooo:rsid="001d9236"/>
    </style:style>
    <style:style style:name="T3" style:family="text">
      <style:text-properties officeooo:rsid="001ed473"/>
    </style:style>
    <style:style style:name="T4" style:family="text">
      <style:text-properties officeooo:rsid="00207d10"/>
    </style:style>
    <style:style style:name="T5" style:family="text">
      <style:text-properties officeooo:rsid="0025bc7e"/>
    </style:style>
    <style:style style:name="T6" style:family="text">
      <style:text-properties officeooo:rsid="0027299b"/>
    </style:style>
    <style:style style:name="T7" style:family="text">
      <style:text-properties officeooo:rsid="002924a2"/>
    </style:style>
    <style:style style:name="T8" style:family="text">
      <style:text-properties officeooo:rsid="002b7e35"/>
    </style:style>
    <style:style style:name="T9" style:family="text">
      <style:text-properties officeooo:rsid="00304bf3"/>
    </style:style>
    <style:style style:name="T10" style:family="text">
      <style:text-properties officeooo:rsid="0031321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P5">Class summary</text:p>
      <text:p text:style-name="Text_20_body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Beans<text:span text:style-name="T1"> extends BaseBean</text:span></text:p>
          </table:table-cell>
          <table:table-cell table:style-name="Table1.B1" office:value-type="string">
            <text:p text:style-name="P10">This is a managed Bean class, which can be accessed from JSF XHTML.<text:span text:style-name="T4"> Its lifetime is managed by Java EE.</text:span></text:p>
          </table:table-cell>
        </table:table-row>
        <table:table-row>
          <table:table-cell table:style-name="Table1.A2" office:value-type="string">
            <text:p text:style-name="P1">List getFilms()</text:p>
            <text:p text:style-name="P1">List getDirectors()</text:p>
            <text:p text:style-name="P1">List getActors()</text:p>
            <text:p text:style-name="P1">List getFilmYears()</text:p>
            <text:p text:style-name="P1">List getFilmRatings()</text:p>
          </table:table-cell>
          <table:table-cell table:style-name="Table1.B2" office:value-type="string">
            <text:p text:style-name="P10">Getters for various variables</text:p>
          </table:table-cell>
        </table:table-row>
        <table:table-row>
          <table:table-cell table:style-name="Table1.A2" office:value-type="string">
            <text:p text:style-name="P11">void filmValueChanged(ValueChangeEvent e)</text:p>
            <text:p text:style-name="P11"><text:span text:style-name="T3">void directorValueChanged(ValueChangeEvent e)</text:span></text:p>
            <text:p text:style-name="P10">void actorValueChanged(ValueChangeEvent e)</text:p>
            <text:p text:style-name="P10">void yearValueChanged(ValueChangeEvent e)</text:p>
            <text:p text:style-name="P10">void ratingValueChanged(ValueChangeEvent e)</text:p>
          </table:table-cell>
          <table:table-cell table:style-name="Table1.B2" office:value-type="string">
            <text:p text:style-name="P10">Theses functions is called when a value is changed in the drop down options on the web page.</text:p>
          </table:table-cell>
        </table:table-row>
        <table:table-row>
          <table:table-cell table:style-name="Table1.A2" office:value-type="string">
            <text:p text:style-name="P1">void reset() throws IOException</text:p>
          </table:table-cell>
          <table:table-cell table:style-name="Table1.B2" office:value-type="string">
            <text:p text:style-name="P12">Refreshes the page to initial state.</text:p>
          </table:table-cell>
        </table:table-row>
        <table:table-row>
          <table:table-cell table:style-name="Table1.A2" office:value-type="string">
            <text:p text:style-name="P1">static boolean isPostback() </text:p>
          </table:table-cell>
          <table:table-cell table:style-name="Table1.B2" office:value-type="string">
            <text:p text:style-name="P12">Checks if status of page is postback or is it an initial request</text:p>
          </table:table-cell>
        </table:table-row>
        <table:table-row>
          <table:table-cell table:style-name="Table1.A2" office:value-type="string">
            <text:p text:style-name="P1"><text:span text:style-name="T4"><text:s/></text:span>String getSelectedFilm()<text:bookmark text:name="__DdeLink__4_1172259083"/> </text:p>
            <text:p text:style-name="P1"><text:s/>void setSelectedFilm(String si)</text:p>
            <text:p text:style-name="P1"><text:s/>String getSelectedDirector() </text:p>
            <text:p text:style-name="P1"><text:s/>void setSelectedDirector(String si)</text:p>
            <text:p text:style-name="P1"><text:s/>String getSelectedActor() </text:p>
            <text:p text:style-name="P1"><text:s/>void setSelectedActor(String si)</text:p>
            <text:p text:style-name="P1"><text:s/>String getSelectedYear() </text:p>
            <text:p text:style-name="P1"><text:s/>void setSelectedYear(String si)</text:p>
            <text:p text:style-name="P1"><text:s/>String getSelectedRating() </text:p>
            <text:p text:style-name="P1"><text:s/>void setSelectedRating(String si)</text:p>
            <text:p text:style-name="P1"><text:s/>boolean getIsSubmitted() </text:p>
            <text:p text:style-name="P1"><text:s/>void setIsSubmitted(Boolean isSubmitted)</text:p>
            <text:p text:style-name="P1"><text:s/>boolean getIsAllSelected() </text:p>
            <text:p text:style-name="P1"><text:s/>void setIsAllSelected(Boolean isAllSelected)</text:p>
          </table:table-cell>
          <table:table-cell table:style-name="Table1.B2" office:value-type="string">
            <text:p text:style-name="P12">These functions get and set what items are currently selected from the drop down and if all options are currently selected.</text:p>
          </table:table-cell>
        </table:table-row>
        <table:table-row>
          <table:table-cell table:style-name="Table1.A2" office:value-type="string">
            <text:p text:style-name="P1">void populateFields(String filmID, String directorID, String actorID</text:p>
          </table:table-cell>
          <table:table-cell table:style-name="Table1.B2" office:value-type="string">
            <text:p text:style-name="P13">Put the fields into the webpage table.</text:p>
          </table:table-cell>
        </table:table-row>
        <table:table-row>
          <table:table-cell table:style-name="Table1.A2" office:value-type="string">
            <text:p text:style-name="P1">Film getFilm() </text:p>
            <text:p text:style-name="P1">Director getDirector() </text:p>
            <text:p text:style-name="P1">Actor getActor()</text:p>
            <text:p text:style-name="P1">String getFilmImdbLink() <text:s/></text:p>
            <text:p text:style-name="P1">String getDirectorImdbLink()</text:p>
            <text:p text:style-name="P1">String getActorImdbLink() <text:s/></text:p>
          </table:table-cell>
          <table:table-cell table:style-name="Table1.B2" office:value-type="string">
            <text:p text:style-name="P14">Getters called by JSF to put these vars on the page.</text:p>
          </table:table-cell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BaseBean </text:p>
          </table:table-cell>
          <table:table-cell table:style-name="Table2.B1" office:value-type="string">
            <text:p text:style-name="P14">Abstract class for beans.</text:p>
          </table:table-cell>
        </table:table-row>
        <table:table-row>
          <table:table-cell table:style-name="Table2.A2" office:value-type="string">
            <text:p text:style-name="P2">protected &lt;T&gt;List <text:soft-page-break/>populateDropDownList(List&lt;T&gt; dataSource)</text:p>
          </table:table-cell>
          <table:table-cell table:style-name="Table2.B2" office:value-type="string">
            <text:p text:style-name="P14">Crate a drop down list with available choices.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">MovieData</text:p>
          </table:table-cell>
          <table:table-cell table:style-name="Table3.B1" office:value-type="string">
            <text:p text:style-name="P14">This handles the loading of the film data.</text:p>
          </table:table-cell>
        </table:table-row>
        <table:table-row>
          <table:table-cell table:style-name="Table3.A2" office:value-type="string">
            <text:p text:style-name="P2">Films getFilmData(String csvPath)</text:p>
          </table:table-cell>
          <table:table-cell table:style-name="Table3.B2" office:value-type="string">
            <text:p text:style-name="P14">Read data from a CSV file, where the path is the parameter of the function.</text:p>
          </table:table-cell>
        </table:table-row>
        <table:table-row>
          <table:table-cell table:style-name="Table3.A2" office:value-type="string">
            <text:p text:style-name="P2">String getResultMessage()</text:p>
          </table:table-cell>
          <table:table-cell table:style-name="Table3.B2" office:value-type="string">
            <text:p text:style-name="P15">Does nothing</text:p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">Actor extends Person</text:p>
          </table:table-cell>
          <table:table-cell table:style-name="Table4.B1" office:value-type="string">
            <text:p text:style-name="P15"><text:bookmark-start text:name="__DdeLink__585_2130936912"/>Empty class<text:bookmark-end text:name="__DdeLink__585_2130936912"/></text:p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">Director extends Person</text:p>
          </table:table-cell>
          <table:table-cell table:style-name="Table5.B1" office:value-type="string">
            <text:p text:style-name="P15">Empty class</text:p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B2" office:value-type="string">
            <text:p text:style-name="Table_20_Contents"/>
          </table:table-cell>
        </table:table-row>
      </table:table>
      <text:p text:style-name="Standard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">Film extends SimplisticFilm</text:p>
          </table:table-cell>
          <table:table-cell table:style-name="Table6.B1" office:value-type="string">
            <text:p text:style-name="P16">Film <text:span text:style-name="T7">class with additional variales on top of SimplisticFilm</text:span></text:p>
          </table:table-cell>
        </table:table-row>
        <table:table-row>
          <table:table-cell table:style-name="Table6.A2" office:value-type="string">
            <text:p text:style-name="P2">Film(String filmID, String filmName, String imdbRating, String filmYear)</text:p>
            <text:p text:style-name="P2">Film()</text:p>
            <text:p text:style-name="P2">Film(String filmID, String filmName, String imdbRating, List&lt;Director&gt; directors, List&lt;Actor&gt; actors, String filmYear)</text:p>
          </table:table-cell>
          <table:table-cell table:style-name="Table6.B2" office:value-type="string">
            <text:p text:style-name="P19">Can set variables from the constructor.</text:p>
          </table:table-cell>
        </table:table-row>
        <table:table-row>
          <table:table-cell table:style-name="Table6.A2" office:value-type="string">
            <text:p text:style-name="P2">String getFilmRating()</text:p>
            <text:p text:style-name="P2">String getFilmYear()</text:p>
            <text:p text:style-name="P2">List&lt;Director&gt; getDirectorList()</text:p>
            <text:p text:style-name="P2">List&lt;Actor&gt; getActorList()</text:p>
            <text:p text:style-name="P2">void setFilmRatig(String imdbRating)</text:p>
            <text:p text:style-name="P2"><text:bookmark text:name="__DdeLink__184_2130936912"/>void setFilmYear(String filmYear)</text:p>
            <text:p text:style-name="P2">void setDirectorList(List&lt;Director&gt; directors)</text:p>
            <text:p text:style-name="P2">void setActorList(List&lt;Actor&gt; actors)</text:p>
          </table:table-cell>
          <table:table-cell table:style-name="Table6.B2" office:value-type="string">
            <text:p text:style-name="P19">Getters and setters for varibles of the class.</text:p>
          </table:table-cell>
        </table:table-row>
      </table:table>
      <text:p text:style-name="Standard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3">Films extends ArrayList&lt;Film&gt;</text:p>
          </table:table-cell>
          <table:table-cell table:style-name="Table7.B1" office:value-type="string">
            <text:p text:style-name="P20">Container for Films </text:p>
          </table:table-cell>
        </table:table-row>
        <table:table-row>
          <table:table-cell table:style-name="Table7.A2" office:value-type="string">
            <text:p text:style-name="P3">Films(List&lt;Film&gt; films)</text:p>
            <text:p text:style-name="P3">Films()</text:p>
          </table:table-cell>
          <table:table-cell table:style-name="Table7.B2" office:value-type="string">
            <text:p text:style-name="P20">Can pass a list of film in the constructors and it will be added to the list.</text:p>
          </table:table-cell>
        </table:table-row>
        <table:table-row>
          <table:table-cell table:style-name="Table7.A2" office:value-type="string">
            <text:p text:style-name="P3">Films getFilmsFilteredSubset(String filmID, String directorID, String actorID, String filmYear, String filmRating)</text:p>
          </table:table-cell>
          <table:table-cell table:style-name="Table7.B2" office:value-type="string">
            <text:p text:style-name="P20">returns a sorted list of films <text:span text:style-name="T8">where each var is equal to its corresponding parameter if the parameter passed is not null.</text:span></text:p>
          </table:table-cell>
        </table:table-row>
        <table:table-row>
          <table:table-cell table:style-name="Table7.A2" office:value-type="string">
            <text:p text:style-name="P3">List&lt;SimplisticFilm&gt; toListSimplisticFilm()</text:p>
          </table:table-cell>
          <table:table-cell table:style-name="Table7.B2" office:value-type="string">
            <text:p text:style-name="P21">Create a sorted list of all the films and convert SimplisticFilm type.</text:p>
          </table:table-cell>
        </table:table-row>
        <table:table-row>
          <table:table-cell table:style-name="Table7.A2" office:value-type="string">
            <text:p text:style-name="P17">List&lt;SimplisticFilm&gt; getDistinctSimplisticFilm(String filmID)</text:p>
          </table:table-cell>
          <table:table-cell table:style-name="Table7.B2" office:value-type="string">
            <text:p text:style-name="P21">Create a list of all the films which have the id of filmID and convert the SimplisticFilm type.</text:p>
          </table:table-cell>
        </table:table-row>
        <table:table-row>
          <table:table-cell table:style-name="Table7.A2" office:value-type="string">
            <text:p text:style-name="P3"><text:s/>List&lt;Director&gt; toListDistinctDirector()</text:p>
          </table:table-cell>
          <table:table-cell table:style-name="Table7.B2" office:value-type="string">
            <text:p text:style-name="P22">returns a sorted list of Directors where all the elements in the list are unique.</text:p>
          </table:table-cell>
        </table:table-row>
        <table:table-row>
          <table:table-cell table:style-name="Table7.A2" office:value-type="string">
            <text:p text:style-name="P3">List&lt;Director&gt; getDistinctDirector(String directorID)</text:p>
          </table:table-cell>
          <table:table-cell table:style-name="Table7.B2" office:value-type="string">
            <text:p text:style-name="P22">returns a sorted list of Directors where all the elements in the list are unique<text:span text:style-name="T9"> and director equals directorID</text:span>.</text:p>
          </table:table-cell>
        </table:table-row>
        <text:soft-page-break/>
        <table:table-row>
          <table:table-cell table:style-name="Table7.A2" office:value-type="string">
            <text:p text:style-name="P3">List&lt;Actor&gt; toListDistinctActor()</text:p>
          </table:table-cell>
          <table:table-cell table:style-name="Table7.B2" office:value-type="string">
            <text:p text:style-name="P23"><text:bookmark-start text:name="__DdeLink__678_2130936912"/>returns a sorted list of <text:span text:style-name="T10">Actors</text:span> where all the elements in the list are unique.<text:bookmark-end text:name="__DdeLink__678_2130936912"/></text:p>
          </table:table-cell>
        </table:table-row>
        <table:table-row>
          <table:table-cell table:style-name="Table7.A2" office:value-type="string">
            <text:p text:style-name="P3">List&lt;Actor&gt; getDistinctActor(String actorID)</text:p>
          </table:table-cell>
          <table:table-cell table:style-name="Table7.B2" office:value-type="string">
            <text:p text:style-name="P22">returns a sorted list of <text:span text:style-name="T10">Actors</text:span> where all the elements in the list are unique<text:span text:style-name="T9"> and actor equals actorID</text:span>.</text:p>
          </table:table-cell>
        </table:table-row>
        <table:table-row>
          <table:table-cell table:style-name="Table7.A2" office:value-type="string">
            <text:p text:style-name="P3">List&lt;String&gt; toListDistinctYear()</text:p>
          </table:table-cell>
          <table:table-cell table:style-name="Table7.B2" office:value-type="string">
            <text:p text:style-name="P24">returns a sorted list of <text:span text:style-name="T10">Years</text:span> where all the elements in the list are unique.</text:p>
          </table:table-cell>
        </table:table-row>
        <table:table-row>
          <table:table-cell table:style-name="Table7.A2" office:value-type="string">
            <text:p text:style-name="P3">List&lt;String&gt; getDistinctYear(String year)</text:p>
          </table:table-cell>
          <table:table-cell table:style-name="Table7.B2" office:value-type="string">
            <text:p text:style-name="P22">returns a sorted list of <text:span text:style-name="T10">Years</text:span> where all the elements in the list are unique<text:span text:style-name="T9"> and year equals year</text:span>.</text:p>
          </table:table-cell>
        </table:table-row>
        <table:table-row>
          <table:table-cell table:style-name="Table7.A2" office:value-type="string">
            <text:p text:style-name="P3">List&lt;String&gt; toListDistinctFilmRatings()</text:p>
          </table:table-cell>
          <table:table-cell table:style-name="Table7.B2" office:value-type="string">
            <text:p text:style-name="P27">Similar to above</text:p>
          </table:table-cell>
        </table:table-row>
        <table:table-row>
          <table:table-cell table:style-name="Table7.A2" office:value-type="string">
            <text:p text:style-name="P3">List&lt;String&gt; getDistinctFilmRating(String imdbRating)</text:p>
          </table:table-cell>
          <table:table-cell table:style-name="Table7.B2" office:value-type="string">
            <text:p text:style-name="P27">Similar to above</text:p>
          </table:table-cell>
        </table:table-row>
      </table:table>
      <text:p text:style-name="Standard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3">Person</text:p>
          </table:table-cell>
          <table:table-cell table:style-name="Table8.B1" office:value-type="string">
            <text:p text:style-name="P16">Person class for Actors and Directors</text:p>
          </table:table-cell>
        </table:table-row>
        <table:table-row>
          <table:table-cell table:style-name="Table8.A2" office:value-type="string">
            <text:p text:style-name="P16">public Person(String ID, String name)</text:p>
          </table:table-cell>
          <table:table-cell table:style-name="Table8.B2" office:value-type="string">
            <text:p text:style-name="P16">Set the fields of ID and name</text:p>
          </table:table-cell>
        </table:table-row>
        <table:table-row>
          <table:table-cell table:style-name="Table8.A2" office:value-type="string">
            <text:p text:style-name="P3">String getID()</text:p>
            <text:p text:style-name="P3">String getName()</text:p>
            <text:p text:style-name="P3">void setID(String ID<text:span text:style-name="T5">)</text:span></text:p>
            <text:p text:style-name="P3">void setName(String name)</text:p>
          </table:table-cell>
          <table:table-cell table:style-name="Table8.B2" office:value-type="string">
            <text:p text:style-name="P16">Getters and setters for ID and name</text:p>
          </table:table-cell>
        </table:table-row>
      </table:table>
      <text:p text:style-name="Standard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3">SimplisticFilm</text:p>
          </table:table-cell>
          <table:table-cell table:style-name="Table9.B1" office:value-type="string">
            <text:p text:style-name="P19">Film class that only contains the film ID and film name.</text:p>
          </table:table-cell>
        </table:table-row>
        <table:table-row>
          <table:table-cell table:style-name="Table9.A2" office:value-type="string">
            <text:p text:style-name="P3">SimplisticFilm()</text:p>
            <text:p text:style-name="P3"><text:s/>SimplisticFilm(String filmID, String filmName)</text:p>
          </table:table-cell>
          <table:table-cell table:style-name="Table9.B2" office:value-type="string">
            <text:p text:style-name="P19">Can pass ID and name in constructor.</text:p>
          </table:table-cell>
        </table:table-row>
        <table:table-row>
          <table:table-cell table:style-name="Table9.A2" office:value-type="string">
            <text:p text:style-name="P3">boolean isValid()</text:p>
          </table:table-cell>
          <table:table-cell table:style-name="Table9.B2" office:value-type="string">
            <text:p text:style-name="P19">Checks if the ID are null or empty.</text:p>
          </table:table-cell>
        </table:table-row>
        <table:table-row>
          <table:table-cell table:style-name="Table9.A2" office:value-type="string">
            <text:p text:style-name="P3">String getFilmID()</text:p>
            <text:p text:style-name="P3"><text:bookmark text:name="__DdeLink__186_2130936912"/>String getFilmName()</text:p>
            <text:p text:style-name="P3">void setFilmID(String filmID)</text:p>
            <text:p text:style-name="P3">void setFilmName(String filmName)</text:p>
          </table:table-cell>
          <table:table-cell table:style-name="Table9.B2" office:value-type="string">
            <text:p text:style-name="P19">Getters and setters for ID and name</text:p>
          </table:table-cell>
        </table:table-row>
      </table:table>
      <text:p text:style-name="Standard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Table_20_Contents">AppVariables</text:p>
          </table:table-cell>
          <table:table-cell table:style-name="Table10.B1" office:value-type="string">
            <text:p text:style-name="P16">Class with only statics so is never create any instace of it, it is just for storing constants.</text:p>
          </table:table-cell>
        </table:table-row>
        <table:table-row>
          <table:table-cell table:style-name="Table10.A2" office:value-type="string">
            <text:p text:style-name="P4"><text:span text:style-name="T2">static int</text:span> filmID</text:p>
            <text:p text:style-name="P4"><text:bookmark text:name="__DdeLink__190_2130936912"/>static int filmName</text:p>
            <text:p text:style-name="P4">static int imdbRating</text:p>
            <text:p text:style-name="P4">static int filmYear</text:p>
            <text:p text:style-name="P4">static int directorID</text:p>
            <text:p text:style-name="P4">static int directorName</text:p>
            <text:p text:style-name="P4">static int actorID</text:p>
            <text:p text:style-name="P4">static int actorName</text:p>
          </table:table-cell>
          <table:table-cell table:style-name="Table10.B2" office:value-type="string">
            <text:p text:style-name="P16">Enum tokens for CSV file, i.e which collum earch variable is in.</text:p>
          </table:table-cell>
        </table:table-row>
        <table:table-row>
          <table:table-cell table:style-name="Table10.A2" office:value-type="string">
            <text:p text:style-name="P6">static class CSV</text:p>
            <text:p text:style-name="P6"><text:s text:c="2"/>public static String FILE_PATH</text:p>
            <text:p text:style-name="P6"><text:s text:c="2"/>public static String EXTENDED_FILE_PATH</text:p>
          </table:table-cell>
          <table:table-cell table:style-name="Table10.B2" office:value-type="string">
            <text:p text:style-name="P16">Paths to the data files.</text:p>
          </table:table-cell>
        </table:table-row>
        <table:table-row table:style-name="Table10.4">
          <table:table-cell table:style-name="Table10.A2" office:value-type="string">
            <text:p text:style-name="P6"><text:s/>static class WebProperties</text:p>
            <text:p text:style-name="P6"><text:soft-page-break/><text:s text:c="8"/>public static String imdbFilmURL</text:p>
            <text:p text:style-name="P6"><text:s text:c="8"/>public static String imdbProfileURL</text:p>
            <text:p text:style-name="P6"><text:s text:c="8"/>public static final String <text:bookmark-start text:name="__DdeLink__587_2130936912"/>dropDownDefault<text:bookmark-end text:name="__DdeLink__587_2130936912"/> </text:p>
            <text:p text:style-name="P6"><text:s text:c="5"/></text:p>
            <text:p text:style-name="P6"><text:s text:c="8"/>public static String yearMin </text:p>
            <text:p text:style-name="P6"><text:s text:c="8"/>public static String <text:bookmark-start text:name="__DdeLink__590_2130936912"/>yearMax<text:bookmark-end text:name="__DdeLink__590_2130936912"/> </text:p>
          </table:table-cell>
          <table:table-cell table:style-name="Table10.B2" office:value-type="string">
            <text:p text:style-name="P16">These variables<text:span text:style-name="T6"> live inside the 'WebProperties' </text:span><text:soft-page-break/><text:span text:style-name="T6">static class.</text:span></text:p>
            <text:p text:style-name="P18">It contains the imdb URL for films, actors and directors. </text:p>
            <text:p text:style-name="P7">dropDownDefault<text:span text:style-name="T6"> is <text:s/>the displayed string for the inital dropdown option.</text:span></text:p>
            <text:p text:style-name="P18"><text:span text:style-name="T2">yearMin </text:span>and <text:span text:style-name="T2">yearMax are the y</text:span>ears in which the film are from<text:span text:style-name="T7">.</text:span></text:p>
            <text:p text:style-name="P8"/>
            <text:p text:style-name="P8"/>
          </table:table-cell>
        </table:table-row>
      </table:table>
      <text:p text:style-name="Standard"/>
      <text:p text:style-name="Standard"/>
      <table:table table:name="Table11" table:style-name="Table11">
        <table:table-column table:style-name="Table11.A" table:number-columns-repeated="2"/>
        <table:table-row>
          <table:table-cell table:style-name="Table11.A1" office:value-type="string">
            <text:p text:style-name="P8">MovieBusinessLayer</text:p>
          </table:table-cell>
          <table:table-cell table:style-name="Table11.B1" office:value-type="string">
            <text:p text:style-name="P25">This class handles the interaction between <text:s/>he objects reprersenting the data and the presnetation layer.</text:p>
          </table:table-cell>
        </table:table-row>
        <table:table-row>
          <table:table-cell table:style-name="Table11.A2" office:value-type="string">
            <text:p text:style-name="P8">Films getFilms()</text:p>
          </table:table-cell>
          <table:table-cell table:style-name="Table11.B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P8"><text:s/>List&lt;SimplisticFilm&gt; getDistinctSimplisticFilmsFromFilms(Films films)</text:p>
            <text:p text:style-name="P8">Films getFilmsSubset(String filmID, String directorID, String actorID, String filmYear, String filmRating, Films films)</text:p>
            <text:p text:style-name="P8">List&lt;Director&gt; getDistinctDirectorsFromFilms(Films films)</text:p>
            <text:p text:style-name="P8">List&lt;Director&gt; getDistinctDirector(Films films, String directorID)</text:p>
            <text:p text:style-name="P8"><text:s/>List&lt;Actor&gt; getDistinctActorsFromFilms(Films films)</text:p>
            <text:p text:style-name="P8">List&lt;Actor&gt; getDistinctActor(Films films, String actorID)</text:p>
            <text:p text:style-name="P8">List&lt;String&gt; getDistinctYearsFromFilms(Films films)</text:p>
            <text:p text:style-name="P9">List&lt;String&gt; getDistinctYear(Films films, String year)</text:p>
            <text:p text:style-name="P9">List&lt;String&gt; getDistinctRatingsFromFilms(Films films)</text:p>
          </table:table-cell>
          <table:table-cell table:style-name="Table11.B2" office:value-type="string">
            <text:p text:style-name="P26">These methods delegate to correponding methods in the Films class.</text:p>
          </table:table-cell>
        </table:table-row>
        <table:table-row>
          <table:table-cell table:style-name="Table11.A2" office:value-type="string">
            <text:p text:style-name="P9">Director getDirectorFromSimplisticFilm(Film sFilm, String directorID)</text:p>
            <text:p text:style-name="P9">Actor getActorFromSimplisticFilm(Film sFilm, String actorID)</text:p>
          </table:table-cell>
          <table:table-cell table:style-name="Table11.B2" office:value-type="string">
            <text:p text:style-name="P26">Filter by directorID or actorID.</text:p>
          </table:table-cell>
        </table:table-row>
        <table:table-row>
          <table:table-cell table:style-name="Table11.A2" office:value-type="string">
            <text:p text:style-name="P9">String getMessage()</text:p>
          </table:table-cell>
          <table:table-cell table:style-name="Table11.B2" office:value-type="string">
            <text:p text:style-name="P26">Does nothing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4T13:18:13.632302970</meta:creation-date>
    <dc:date>2018-01-02T15:15:00.314839226</dc:date>
    <meta:editing-duration>PT7M39S</meta:editing-duration>
    <meta:editing-cycles>3</meta:editing-cycles>
    <meta:generator>LibreOffice/5.3.7.2.0$Linux_X86_64 LibreOffice_project/30m0$Build-2</meta:generator>
    <meta:document-statistic meta:table-count="11" meta:image-count="0" meta:object-count="0" meta:page-count="4" meta:paragraph-count="164" meta:word-count="850" meta:character-count="6665" meta:non-whitespace-character-count="5888"/>
  </office:meta>
</office:document-meta>
</file>